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Bookman oldstyle" svg:font-family="'Bookman oldstyle'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Bookman oldstyle" fo:font-size="14pt" fo:language="en" fo:country="CA" officeooo:rsid="00042a10" officeooo:paragraph-rsid="00042a10" style:font-size-asian="14pt" style:font-size-complex="14pt"/>
    </style:style>
    <style:style style:name="P2" style:family="paragraph" style:parent-style-name="Standard">
      <style:text-properties style:font-name="Bookman oldstyle" fo:font-size="12pt" fo:language="en" fo:country="CA" officeooo:rsid="00042a10" officeooo:paragraph-rsid="00042a10" style:font-size-asian="10.5pt" style:font-size-complex="12pt"/>
    </style:style>
    <style:style style:name="P3" style:family="paragraph" style:parent-style-name="Standard">
      <style:text-properties style:font-name="Bookman oldstyle" fo:font-size="12pt" fo:language="en" fo:country="CA" officeooo:rsid="00092b26" officeooo:paragraph-rsid="00092b26" style:font-size-asian="10.5pt" style:font-size-complex="12pt"/>
    </style:style>
    <style:style style:name="P4" style:family="paragraph" style:parent-style-name="Standard">
      <style:text-properties style:font-name="Bookman oldstyle" fo:font-size="12pt" fo:language="en" fo:country="CA" officeooo:rsid="0023187c" officeooo:paragraph-rsid="0023187c" style:font-size-asian="10.5pt" style:font-size-complex="12pt"/>
    </style:style>
    <style:style style:name="P5" style:family="paragraph" style:parent-style-name="Standard">
      <style:text-properties style:font-name="Bookman oldstyle" fo:font-size="14pt" fo:language="en" fo:country="CA" officeooo:rsid="001a7a3a" officeooo:paragraph-rsid="001a7a3a" style:font-size-asian="14pt" style:font-size-complex="14pt"/>
    </style:style>
    <style:style style:name="P6" style:family="paragraph" style:parent-style-name="Standard">
      <style:text-properties style:font-name="Bookman oldstyle" fo:font-size="14pt" fo:language="en" fo:country="CA" officeooo:rsid="00272d05" officeooo:paragraph-rsid="00272d05" style:font-size-asian="14pt" style:font-size-complex="14pt"/>
    </style:style>
    <style:style style:name="P7" style:family="paragraph" style:parent-style-name="Standard">
      <style:text-properties style:font-name="Bookman oldstyle" fo:font-size="12pt" fo:language="en" fo:country="CA" officeooo:rsid="001ff3a0" officeooo:paragraph-rsid="00272d05" style:font-size-asian="12pt" style:font-size-complex="12pt"/>
    </style:style>
    <style:style style:name="P8" style:family="paragraph" style:parent-style-name="Standard">
      <style:text-properties style:font-name="Bookman oldstyle" fo:font-size="14pt" fo:language="en" fo:country="CA" officeooo:rsid="001a7a3a" officeooo:paragraph-rsid="00298c78" style:font-size-asian="14pt" style:font-size-complex="14pt"/>
    </style:style>
    <style:style style:name="P9" style:family="paragraph" style:parent-style-name="Standard">
      <style:text-properties style:font-name="Bookman oldstyle" fo:font-size="14pt" fo:language="en" fo:country="CA" officeooo:rsid="00049d1f" officeooo:paragraph-rsid="00049d1f" style:font-size-asian="14pt" style:font-size-complex="14pt"/>
    </style:style>
    <style:style style:name="P10" style:family="paragraph" style:parent-style-name="Standard" style:list-style-name="L1">
      <style:text-properties style:font-name="Bookman oldstyle" fo:font-size="12pt" fo:language="en" fo:country="CA" officeooo:rsid="00049d1f" officeooo:paragraph-rsid="00049d1f" style:font-size-asian="10.5pt" style:font-size-complex="12pt"/>
    </style:style>
    <style:style style:name="P11" style:family="paragraph" style:parent-style-name="Standard" style:list-style-name="L1">
      <style:text-properties style:font-name="Bookman oldstyle" fo:font-size="12pt" fo:language="en" fo:country="CA" officeooo:rsid="00049d1f" officeooo:paragraph-rsid="0006b847" style:font-size-asian="10.5pt" style:font-size-complex="12pt"/>
    </style:style>
    <style:style style:name="P12" style:family="paragraph" style:parent-style-name="Standard" style:list-style-name="L1">
      <style:text-properties style:font-name="Bookman oldstyle" fo:font-size="12pt" fo:language="en" fo:country="CA" officeooo:rsid="00060935" officeooo:paragraph-rsid="00060935" style:font-size-asian="10.5pt" style:font-size-complex="12pt"/>
    </style:style>
    <style:style style:name="P13" style:family="paragraph" style:parent-style-name="Standard">
      <style:text-properties style:font-name="Bookman oldstyle" fo:font-size="12pt" fo:language="en" fo:country="CA" officeooo:rsid="00060935" officeooo:paragraph-rsid="00060935" style:font-size-asian="10.5pt" style:font-size-complex="12pt"/>
    </style:style>
    <style:style style:name="P14" style:family="paragraph" style:parent-style-name="Standard">
      <style:text-properties style:font-name="Bookman oldstyle" fo:font-size="14pt" fo:language="en" fo:country="CA" officeooo:rsid="00060935" officeooo:paragraph-rsid="00060935" style:font-size-asian="14pt" style:font-size-complex="14pt"/>
    </style:style>
    <style:style style:name="P15" style:family="paragraph" style:parent-style-name="Standard" style:list-style-name="L2">
      <style:text-properties style:font-name="Bookman oldstyle" fo:font-size="12pt" fo:language="en" fo:country="CA" officeooo:rsid="0006b847" officeooo:paragraph-rsid="0006b847" style:font-size-asian="12pt" style:font-size-complex="12pt"/>
    </style:style>
    <style:style style:name="P16" style:family="paragraph" style:parent-style-name="Standard" style:list-style-name="L2">
      <style:text-properties style:font-name="Bookman oldstyle" fo:font-size="12pt" fo:language="en" fo:country="CA" officeooo:rsid="00092b26" officeooo:paragraph-rsid="00092b26" style:font-size-asian="12pt" style:font-size-complex="12pt"/>
    </style:style>
    <style:style style:name="P17" style:family="paragraph" style:parent-style-name="Standard" style:list-style-name="L2">
      <style:text-properties style:font-name="Bookman oldstyle" fo:font-size="12pt" fo:language="en" fo:country="CA" officeooo:rsid="0024d6b2" officeooo:paragraph-rsid="0024d6b2" style:font-size-asian="12pt" style:font-size-complex="12pt"/>
    </style:style>
    <style:style style:name="P18" style:family="paragraph" style:parent-style-name="Standard" style:list-style-name="L3">
      <style:text-properties style:font-name="Bookman oldstyle" fo:font-size="12pt" fo:language="en" fo:country="CA" officeooo:rsid="00060935" officeooo:paragraph-rsid="00060935" style:font-size-asian="12pt" style:font-size-complex="12pt"/>
    </style:style>
    <style:style style:name="P19" style:family="paragraph" style:parent-style-name="Standard">
      <style:text-properties style:font-name="Bookman oldstyle" fo:font-size="12pt" fo:language="en" fo:country="CA" officeooo:rsid="00060935" officeooo:paragraph-rsid="00060935" style:font-size-asian="12pt" style:font-size-complex="12pt"/>
    </style:style>
    <style:style style:name="P20" style:family="paragraph" style:parent-style-name="Standard">
      <style:text-properties style:font-name="Bookman oldstyle" fo:font-size="16pt" fo:language="en" fo:country="CA" officeooo:rsid="00092b26" officeooo:paragraph-rsid="00092b26" style:font-size-asian="16pt" style:font-size-complex="16pt"/>
    </style:style>
    <style:style style:name="P21" style:family="paragraph" style:parent-style-name="Standard">
      <style:text-properties style:font-name="Bookman oldstyle" fo:font-size="12pt" fo:language="en" fo:country="CA" officeooo:rsid="00092b26" officeooo:paragraph-rsid="00092b26" style:font-size-asian="12pt" style:font-size-complex="12pt"/>
    </style:style>
    <style:style style:name="P22" style:family="paragraph" style:parent-style-name="Standard">
      <style:text-properties style:font-name="Bookman oldstyle" fo:font-size="12pt" fo:language="en" fo:country="CA" officeooo:rsid="000c7fdb" officeooo:paragraph-rsid="000c7fdb" style:font-size-asian="12pt" style:font-size-complex="12pt"/>
    </style:style>
    <style:style style:name="P23" style:family="paragraph" style:parent-style-name="Standard">
      <style:text-properties style:font-name="Bookman oldstyle" fo:font-size="12pt" fo:language="en" fo:country="CA" officeooo:rsid="00042a10" officeooo:paragraph-rsid="000c7fdb" style:font-size-asian="10.5pt" style:font-size-complex="12pt"/>
    </style:style>
    <style:style style:name="P24" style:family="paragraph" style:parent-style-name="Standard">
      <style:text-properties style:font-name="Bookman oldstyle" fo:font-size="12pt" fo:language="en" fo:country="CA" officeooo:rsid="000c7fdb" officeooo:paragraph-rsid="001a7a3a" style:font-size-asian="12pt" style:font-size-complex="12pt"/>
    </style:style>
    <style:style style:name="P25" style:family="paragraph" style:parent-style-name="Standard">
      <style:text-properties style:font-name="Bookman oldstyle" fo:font-size="12pt" fo:language="en" fo:country="CA" officeooo:rsid="001ff3a0" officeooo:paragraph-rsid="001ff3a0" style:font-size-asian="12pt" style:font-size-complex="12pt"/>
    </style:style>
    <style:style style:name="P26" style:family="paragraph" style:parent-style-name="Standard">
      <style:text-properties style:font-name="Bookman oldstyle" fo:font-size="14pt" fo:language="en" fo:country="CA" officeooo:rsid="000d2f5f" officeooo:paragraph-rsid="000d2f5f" style:font-size-asian="14pt" style:font-size-complex="14pt"/>
    </style:style>
    <style:style style:name="P27" style:family="paragraph" style:parent-style-name="Standard">
      <style:text-properties style:font-name="Bookman oldstyle" fo:font-size="12pt" fo:language="en" fo:country="CA" officeooo:rsid="001a7a3a" officeooo:paragraph-rsid="001ff3a0" style:font-size-asian="12pt" style:font-size-complex="12pt"/>
    </style:style>
    <style:style style:name="P28" style:family="paragraph" style:parent-style-name="Standard">
      <style:text-properties style:font-name="Bookman oldstyle" fo:font-size="14pt" fo:language="en" fo:country="CA" officeooo:rsid="001f0524" officeooo:paragraph-rsid="001f0524" style:font-size-asian="14pt" style:font-size-complex="14pt"/>
    </style:style>
    <style:style style:name="P29" style:family="paragraph" style:parent-style-name="Standard">
      <style:text-properties style:font-name="Bookman oldstyle" fo:font-size="12pt" fo:language="en" fo:country="CA" officeooo:rsid="001f0524" officeooo:paragraph-rsid="001f0524" style:font-size-asian="12pt" style:font-size-complex="12pt"/>
    </style:style>
    <style:style style:name="P30" style:family="paragraph" style:parent-style-name="Standard">
      <style:text-properties style:font-name="Bookman oldstyle" fo:font-size="12pt" fo:language="en" fo:country="CA" officeooo:rsid="002a31eb" officeooo:paragraph-rsid="002a31eb" style:font-size-asian="12pt" style:font-size-complex="12pt"/>
    </style:style>
    <style:style style:name="P31" style:family="paragraph" style:parent-style-name="Standard">
      <style:text-properties style:font-name="Bookman oldstyle" fo:font-size="14pt" fo:language="en" fo:country="CA" officeooo:rsid="001a7a3a" officeooo:paragraph-rsid="001f0524" style:font-size-asian="14pt" style:font-size-complex="14pt"/>
    </style:style>
    <style:style style:name="P32" style:family="paragraph" style:parent-style-name="Standard">
      <style:text-properties style:font-name="Bookman oldstyle" fo:font-size="12pt" fo:language="en" fo:country="CA" officeooo:rsid="000d2f5f" officeooo:paragraph-rsid="000d2f5f" style:font-size-asian="12pt" style:font-size-complex="12pt"/>
    </style:style>
    <style:style style:name="P33" style:family="paragraph" style:parent-style-name="Standard" style:list-style-name="L4">
      <style:text-properties style:font-name="Bookman oldstyle" fo:font-size="12pt" fo:language="en" fo:country="CA" officeooo:rsid="000d2f5f" officeooo:paragraph-rsid="000d2f5f" style:font-size-asian="10.5pt" style:font-size-complex="12pt"/>
    </style:style>
    <style:style style:name="P34" style:family="paragraph" style:parent-style-name="Standard">
      <style:text-properties style:font-name="Bookman oldstyle" fo:font-size="12pt" fo:language="en" fo:country="CA" officeooo:rsid="000d2f5f" officeooo:paragraph-rsid="000d2f5f" style:font-size-asian="10.5pt" style:font-size-complex="12pt"/>
    </style:style>
    <style:style style:name="P35" style:family="paragraph" style:parent-style-name="Standard">
      <style:text-properties style:font-name="Bookman oldstyle" fo:font-size="12pt" fo:language="en" fo:country="CA" officeooo:rsid="001a7a3a" officeooo:paragraph-rsid="001a7a3a" style:font-size-asian="10.5pt" style:font-size-complex="12pt"/>
    </style:style>
    <style:style style:name="P36" style:family="paragraph" style:parent-style-name="Standard" style:list-style-name="L5">
      <style:text-properties style:font-name="Bookman oldstyle" fo:font-size="12pt" fo:language="en" fo:country="CA" officeooo:rsid="001a7a3a" officeooo:paragraph-rsid="001a7a3a" style:font-size-asian="10.5pt" style:font-size-complex="12pt"/>
    </style:style>
    <style:style style:name="P37" style:family="paragraph" style:parent-style-name="Standard">
      <style:text-properties style:font-name="Bookman oldstyle" fo:font-size="16pt" fo:language="en" fo:country="CA" officeooo:rsid="000eefe3" officeooo:paragraph-rsid="000eefe3" style:font-size-asian="16pt" style:font-size-complex="16pt"/>
    </style:style>
    <style:style style:name="P38" style:family="paragraph" style:parent-style-name="Standard">
      <style:text-properties style:font-name="Bookman oldstyle" fo:font-size="12pt" fo:language="en" fo:country="CA" officeooo:rsid="00042a10" officeooo:paragraph-rsid="000eefe3" style:font-size-asian="10.5pt" style:font-size-complex="12pt"/>
    </style:style>
    <style:style style:name="P39" style:family="paragraph" style:parent-style-name="Standard">
      <style:text-properties style:font-name="Bookman oldstyle" fo:font-size="12pt" fo:language="en" fo:country="CA" officeooo:rsid="00092b26" officeooo:paragraph-rsid="000eefe3" style:font-size-asian="10.5pt" style:font-size-complex="12pt"/>
    </style:style>
    <style:style style:name="P40" style:family="paragraph" style:parent-style-name="Standard">
      <style:text-properties style:font-name="Bookman oldstyle" fo:font-size="12pt" fo:language="en" fo:country="CA" officeooo:rsid="00042a10" officeooo:paragraph-rsid="001a7a3a" style:font-size-asian="10.5pt" style:font-size-complex="12pt"/>
    </style:style>
    <style:style style:name="P41" style:family="paragraph" style:parent-style-name="Standard">
      <style:text-properties style:font-name="Bookman oldstyle" fo:font-size="14pt" fo:language="en" fo:country="CA" officeooo:rsid="00042a10" officeooo:paragraph-rsid="000eefe3" style:font-size-asian="14pt" style:font-size-complex="14pt"/>
    </style:style>
    <style:style style:name="P42" style:family="paragraph" style:parent-style-name="Standard">
      <style:text-properties style:font-name="Bookman oldstyle" fo:font-size="14pt" fo:language="en" fo:country="CA" officeooo:rsid="0010bb9e" officeooo:paragraph-rsid="0010bb9e" style:font-size-asian="14pt" style:font-size-complex="14pt"/>
    </style:style>
    <style:style style:name="P43" style:family="paragraph" style:parent-style-name="Standard">
      <style:text-properties style:font-name="Bookman oldstyle" fo:font-size="12pt" fo:language="en" fo:country="CA" officeooo:rsid="0010bb9e" officeooo:paragraph-rsid="0010bb9e" style:font-size-asian="12pt" style:font-size-complex="12pt"/>
    </style:style>
    <style:style style:name="P44" style:family="paragraph" style:parent-style-name="Standard">
      <style:text-properties style:font-name="Bookman oldstyle" fo:font-size="16pt" fo:language="en" fo:country="CA" officeooo:rsid="0010bb9e" officeooo:paragraph-rsid="0010bb9e" style:font-size-asian="16pt" style:font-size-complex="16pt"/>
    </style:style>
    <style:style style:name="P45" style:family="paragraph" style:parent-style-name="Standard">
      <style:text-properties style:font-name="Bookman oldstyle" fo:font-size="12pt" fo:language="en" fo:country="CA" officeooo:rsid="00092b26" officeooo:paragraph-rsid="0010bb9e" style:font-size-asian="12pt" style:font-size-complex="12pt"/>
    </style:style>
    <style:style style:name="P46" style:family="paragraph" style:parent-style-name="Standard">
      <style:text-properties style:font-name="Bookman oldstyle" fo:font-size="12pt" fo:language="en" fo:country="CA" officeooo:rsid="000c7fdb" officeooo:paragraph-rsid="0010bb9e" style:font-size-asian="12pt" style:font-size-complex="12pt"/>
    </style:style>
    <style:style style:name="P47" style:family="paragraph" style:parent-style-name="Standard">
      <style:text-properties style:font-name="Bookman oldstyle" fo:font-size="12pt" fo:language="en" fo:country="CA" officeooo:rsid="00042a10" officeooo:paragraph-rsid="0010bb9e" style:font-size-asian="10.5pt" style:font-size-complex="12pt"/>
    </style:style>
    <style:style style:name="P48" style:family="paragraph" style:parent-style-name="Standard">
      <style:text-properties style:font-name="Bookman oldstyle" fo:font-size="14pt" fo:language="en" fo:country="CA" officeooo:rsid="000d2f5f" officeooo:paragraph-rsid="0010bb9e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0eefe3"/>
    </style:style>
    <style:style style:name="T3" style:family="text">
      <style:text-properties officeooo:rsid="001a2159"/>
    </style:style>
    <style:style style:name="T4" style:family="text">
      <style:text-properties officeooo:rsid="00266572"/>
    </style:style>
    <style:style style:name="T5" style:family="text">
      <style:text-properties officeooo:rsid="002a31eb"/>
    </style:style>
    <style:style style:name="T6" style:family="text">
      <style:text-properties officeooo:rsid="001e4fab"/>
    </style:style>
    <style:style style:name="T7" style:family="text">
      <style:text-properties officeooo:rsid="00280133"/>
    </style:style>
    <style:style style:name="T8" style:family="text">
      <style:text-properties officeooo:rsid="00272d05"/>
    </style:style>
    <style:style style:name="T9" style:family="text">
      <style:text-properties officeooo:rsid="00060935"/>
    </style:style>
    <style:style style:name="T10" style:family="text">
      <style:text-properties officeooo:rsid="0006b847"/>
    </style:style>
    <style:style style:name="T11" style:family="text">
      <style:text-properties officeooo:rsid="00092b26"/>
    </style:style>
    <style:style style:name="T12" style:family="text">
      <style:text-properties officeooo:rsid="000b01ef"/>
    </style:style>
    <style:style style:name="T13" style:family="text">
      <style:text-properties officeooo:rsid="001f0524"/>
    </style:style>
    <style:style style:name="T14" style:family="text">
      <style:text-properties officeooo:rsid="001a7a3a"/>
    </style:style>
    <style:style style:name="T15" style:family="text">
      <style:text-properties officeooo:rsid="000c7fdb"/>
    </style:style>
    <style:style style:name="T16" style:family="text">
      <style:text-properties officeooo:rsid="001a2159" style:font-size-asian="10.5pt"/>
    </style:style>
    <style:style style:name="T17" style:family="text">
      <style:text-properties officeooo:rsid="001ff3a0"/>
    </style:style>
    <style:style style:name="T18" style:family="text">
      <style:text-properties officeooo:rsid="00288f6d"/>
    </style:style>
    <style:style style:name="T19" style:family="text">
      <style:text-properties officeooo:rsid="0010bb9e"/>
    </style:style>
    <style:style style:name="T20" style:family="text">
      <style:text-properties officeooo:rsid="00049d1f"/>
    </style:style>
    <style:style style:name="T21" style:family="text">
      <style:text-properties officeooo:rsid="001b8aae"/>
    </style:style>
    <style:style style:name="T22" style:family="text">
      <style:text-properties officeooo:rsid="001c6ce6"/>
    </style:style>
    <style:style style:name="T23" style:family="text">
      <style:text-properties officeooo:rsid="0015c4ad"/>
    </style:style>
    <style:style style:name="T24" style:family="text">
      <style:text-properties officeooo:rsid="00149a25"/>
    </style:style>
    <style:style style:name="T25" style:family="text">
      <style:text-properties officeooo:rsid="00148f9b"/>
    </style:style>
    <text:list-style style:name="L1">
      <text:list-level-style-number text:level="1" text:style-name="Numbering_20_Symbols" loext:num-list-format="%1% - " style:num-suffix=" -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 - " style:num-suffix=" -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 - " style:num-suffix=" -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 - " style:num-suffix=" -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 - " style:num-suffix=" -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<text:span text:style-name="T1">umanoid, Untrained</text:span></text:p>
      <text:p text:style-name="P2"/>
      <text:p text:style-name="P2">Type: Humanoid(any)</text:p>
      <text:p text:style-name="P3">Size: Medium</text:p>
      <text:p text:style-name="P2">Armor Class: 1<text:span text:style-name="T2">0</text:span></text:p>
      <text:p text:style-name="P2">Hit Points: 6 (1d8+1)</text:p>
      <text:p text:style-name="P2">Speed: 30 ft</text:p>
      <text:p text:style-name="P2"/>
      <text:p text:style-name="P2">STR: 12 DEX: 10 CON: 13 INT: 9 WIS: 12 CHA: 8</text:p>
      <text:p text:style-name="P2"/>
      <text:p text:style-name="P2">Senses: Passive Perception 11</text:p>
      <text:p text:style-name="P2">Languages: <text:span text:style-name="T3">Cerik, Raconta, Ardulian, Grek, Ardo, Eema, Mannoc, Kiereroc (chose 1)</text:span></text:p>
      <text:p text:style-name="P2">Challenge: 1/8</text:p>
      <text:p text:style-name="P2">Manner: Panicked Survival</text:p>
      <text:p text:style-name="P2">Shadow:</text:p>
      <text:p text:style-name="P4">Morale: <text:span text:style-name="T4">5</text:span></text:p>
      <text:p text:style-name="P1"/>
      <text:p text:style-name="P5">_______________________________________________________________________</text:p>
      <text:p text:style-name="P1"/>
      <text:p text:style-name="P1">Actions: <text:span text:style-name="T5">2</text:span></text:p>
      <text:p text:style-name="P1"/>
      <text:p text:style-name="P2">Weapon: <text:span text:style-name="T6">+1 To Hit</text:span></text:p>
      <text:p text:style-name="P5">_______________________________________________________________________</text:p>
      <text:p text:style-name="P5"/>
      <text:p text:style-name="P6">Abilities</text:p>
      <text:p text:style-name="P6"/>
      <text:p text:style-name="P7">Weak moral: every time the <text:span text:style-name="T7">creature</text:span> <text:span text:style-name="T8">has its</text:span> health points <text:span text:style-name="T8">reduced</text:span>, it must make a moral save.</text:p>
      <text:p text:style-name="P8">_______________________________________________________________________</text:p>
      <text:p text:style-name="P2"/>
      <text:p text:style-name="P9"><text:span text:style-name="T9">Minor </text:span>Variants (1d4)rolls</text:p>
      <text:list xml:id="list3591637045" text:style-name="L1">
        <text:list-header>
          <text:p text:style-name="P10"/>
        </text:list-header>
        <text:list-item>
          <text:p text:style-name="P10">None </text:p>
        </text:list-item>
        <text:list-item>
          <text:p text:style-name="P10">Common Skill</text:p>
        </text:list-item>
        <text:list-item>
          <text:p text:style-name="P10">Practiced Skill</text:p>
        </text:list-item>
        <text:list-item>
          <text:p text:style-name="P10">Common Tool</text:p>
        </text:list-item>
        <text:list-item>
          <text:p text:style-name="P10">Practiced Tool</text:p>
        </text:list-item>
        <text:list-item>
          <text:p text:style-name="P10">Common Language</text:p>
        </text:list-item>
        <text:list-item>
          <text:p text:style-name="P10">Increased Ability (+2 to any ability)</text:p>
        </text:list-item>
        <text:list-item>
          <text:p text:style-name="P11"><text:span text:style-name="T10">De</text:span>creased Ability (-2 to any ability)</text:p>
        </text:list-item>
        <text:list-item>
          <text:p text:style-name="P10">Unusual Skill</text:p>
        </text:list-item>
        <text:list-item>
          <text:p text:style-name="P10">Unusual Tool</text:p>
        </text:list-item>
        <text:list-item>
          <text:p text:style-name="P12">Unusual Language</text:p>
        </text:list-item>
      </text:list>
      <text:p text:style-name="P13"/>
      <text:p text:style-name="P14"><text:soft-page-break/>Major Variants</text:p>
      <text:p text:style-name="P14"/>
      <text:list text:style-name="L2">
        <text:list-item>
          <text:p text:style-name="P15">Horrible Scaring</text:p>
        </text:list-item>
        <text:list-item>
          <text:p text:style-name="P15">Terrible <text:span text:style-name="T11">Disease</text:span></text:p>
        </text:list-item>
        <text:list-item>
          <text:p text:style-name="P16">Madness</text:p>
        </text:list-item>
        <text:list-item>
          <text:p text:style-name="P16">Debilitating Injury</text:p>
        </text:list-item>
        <text:list-item>
          <text:p text:style-name="P17">frenzy</text:p>
        </text:list-item>
        <text:list-item>
          <text:p text:style-name="P16">Hedge Caster</text:p>
        </text:list-item>
      </text:list>
      <text:list text:continue-list="list3591637045" text:style-name="L1">
        <text:list-header>
          <text:p text:style-name="P12"/>
        </text:list-header>
      </text:list>
      <text:p text:style-name="P14">Equipment (1d4)rolls</text:p>
      <text:p text:style-name="P14"/>
      <text:list text:style-name="L3">
        <text:list-item>
          <text:p text:style-name="P18">None</text:p>
        </text:list-item>
        <text:list-item>
          <text:p text:style-name="P18">Improvised weapon</text:p>
        </text:list-item>
        <text:list-item>
          <text:p text:style-name="P18">Simple weapon</text:p>
        </text:list-item>
        <text:list-item>
          <text:p text:style-name="P18">Useful weapon</text:p>
        </text:list-item>
        <text:list-item>
          <text:p text:style-name="P18">Simple Shield</text:p>
        </text:list-item>
        <text:list-item>
          <text:p text:style-name="P18">Simple Armour</text:p>
        </text:list-item>
      </text:list>
      <text:p text:style-name="P19"/>
      <text:p text:style-name="P5">===========================================================</text:p>
      <text:p text:style-name="P19"/>
      <text:p text:style-name="P20">Humanoid Mob, Untrained</text:p>
      <text:p text:style-name="P21">Type: <text:span text:style-name="T12">Humanoid(Any), Swarm</text:span></text:p>
      <text:p text:style-name="P22">Size: large (<text:span text:style-name="T13">3x3x1</text:span>)</text:p>
      <text:p text:style-name="P22">Armour Class: 8</text:p>
      <text:p text:style-name="P22">Hit Points: 48 (8d8)+8</text:p>
      <text:p text:style-name="P22">Speed 15 <text:span text:style-name="T14">ft</text:span></text:p>
      <text:p text:style-name="P22"/>
      <text:p text:style-name="P23">STR: 1<text:span text:style-name="T15">4</text:span> DEX: <text:span text:style-name="T15">6</text:span> CON: 13 INT: <text:span text:style-name="T15">7</text:span> WIS: 1<text:span text:style-name="T15">5</text:span> CHA: <text:span text:style-name="T15">14</text:span></text:p>
      <text:p text:style-name="P22"/>
      <text:p text:style-name="P24">Languages: <text:span text:style-name="T16">Cerik, Raconta, Ardulian, Grek, Ardo, Eema, Mannoc, Kiereroc (chose 1)</text:span></text:p>
      <text:p text:style-name="P22">Challenge: 1</text:p>
      <text:p text:style-name="P22">Manner: mob</text:p>
      <text:p text:style-name="P22">Shadow:</text:p>
      <text:p text:style-name="P25">Moral: 10</text:p>
      <text:p text:style-name="P5">_______________________________________________________________________</text:p>
      <text:p text:style-name="P26"/>
      <text:p text:style-name="P26">Actions: 1d6 per round</text:p>
      <text:p text:style-name="P26"/>
      <text:p text:style-name="P27">Weapon: +4 to hit. <text:span text:style-name="T17">M</text:span><text:span text:style-name="T13">ax 2 per opponent</text:span></text:p>
      <text:p text:style-name="P5">_______________________________________________________________________</text:p>
      <text:p text:style-name="P5"/>
      <text:p text:style-name="P28">Abilities</text:p>
      <text:p text:style-name="P28"/>
      <text:p text:style-name="P29"><text:soft-page-break/>Engulf<text:span text:style-name="T17">ed by the mob</text:span>: Using a movement action the creature(s) can chose to surround any creature(s) or object. If the target is smaller than the triggering creature(s) and the <text:span text:style-name="T17">triggering creatures(s) move to occupy all 4 cardinal directions directly adjacent to the target, give the target Surrounded. Creatures and objected surrounded in this way are exempt from the max weapon action</text:span></text:p>
      <text:p text:style-name="P29"/>
      <text:p text:style-name="P25">Weak moral: every time the <text:span text:style-name="T7">creature(s)</text:span> <text:span text:style-name="T8">has its</text:span> health points <text:span text:style-name="T8">reduced</text:span>, it must make a moral save. <text:span text:style-name="T8">On fail the mob disperses into </text:span><text:span text:style-name="T18">1d6 creatures (</text:span><text:span text:style-name="T8">humanoid, Untrained</text:span><text:span text:style-name="T18">)</text:span></text:p>
      <text:p text:style-name="P25"/>
      <text:p text:style-name="P30">Mob mentality: While above half health the creature(s) have +5 to all moral checks</text:p>
      <text:p text:style-name="P30"/>
      <text:p text:style-name="P30">parts of a whole: while at or below half health, start the round with only half of the total action points.</text:p>
      <text:p text:style-name="P31">_______________________________________________________________________</text:p>
      <text:p text:style-name="P32"/>
      <text:p text:style-name="P26">Variants</text:p>
      <text:list text:style-name="L4">
        <text:list-item>
          <text:p text:style-name="P33">Frenzied</text:p>
        </text:list-item>
        <text:list-item>
          <text:p text:style-name="P33">Equipped</text:p>
        </text:list-item>
        <text:list-item>
          <text:p text:style-name="P33">Drunk</text:p>
        </text:list-item>
      </text:list>
      <text:p text:style-name="P34"/>
      <text:p text:style-name="P35">Weapons</text:p>
      <text:list text:style-name="L5">
        <text:list-item>
          <text:p text:style-name="P36">Unarmed</text:p>
        </text:list-item>
        <text:list-item>
          <text:p text:style-name="P36">Improvised Weapons</text:p>
        </text:list-item>
        <text:list-item>
          <text:p text:style-name="P36">Farming Tools</text:p>
        </text:list-item>
        <text:list-item>
          <text:p text:style-name="P36">Simple Weapons</text:p>
        </text:list-item>
        <text:list-item>
          <text:p text:style-name="P36">Martial Weapons</text:p>
        </text:list-item>
      </text:list>
      <text:p text:style-name="P35"/>
      <text:p text:style-name="P5">===========================================================</text:p>
      <text:p text:style-name="P34"/>
      <text:p text:style-name="P37">Humanoid, Trained</text:p>
      <text:p text:style-name="P38"/>
      <text:p text:style-name="P38">Type: Humanoid(any)</text:p>
      <text:p text:style-name="P39">Size: Medium</text:p>
      <text:p text:style-name="P38">Armor Class: 12</text:p>
      <text:p text:style-name="P38">Hit Points: <text:span text:style-name="T14">8</text:span> (<text:span text:style-name="T14">1</text:span>d8+<text:span text:style-name="T2">3</text:span>)</text:p>
      <text:p text:style-name="P38">Speed: 30 ft</text:p>
      <text:p text:style-name="P38"/>
      <text:p text:style-name="P38">STR: 1<text:span text:style-name="T2">4</text:span> DEX: 1<text:span text:style-name="T2">2</text:span> CON: 1<text:span text:style-name="T2">6</text:span> INT: 9 WIS: 12 CHA: 8</text:p>
      <text:p text:style-name="P38"/>
      <text:p text:style-name="P38">Senses: Passive Perception 11</text:p>
      <text:p text:style-name="P40">Languages: <text:span text:style-name="T3">Cerik, Raconta, Ardulian, Grek, Ardo, Eema, Mannoc, Kiereroc (chose 1)</text:span></text:p>
      <text:p text:style-name="P38">Challenge: 1/<text:span text:style-name="T19">2</text:span></text:p>
      <text:p text:style-name="P38">Manner: <text:span text:style-name="T19">Confident Self-Preservation</text:span></text:p>
      <text:p text:style-name="P38">Shadow:</text:p>
      <text:p text:style-name="P38"/>
      <text:p text:style-name="P41"/>
      <text:p text:style-name="P5"><text:soft-page-break/>_______________________________________________________________________</text:p>
      <text:p text:style-name="P41"/>
      <text:p text:style-name="P41">Actions: <text:span text:style-name="T20">1</text:span></text:p>
      <text:p text:style-name="P41"/>
      <text:p text:style-name="P38">Weapon <text:span text:style-name="T20">+</text:span><text:span text:style-name="T19">4</text:span></text:p>
      <text:p text:style-name="P38"/>
      <text:p text:style-name="P42">Abilities</text:p>
      <text:p text:style-name="P5">_______________________________________________________________________</text:p>
      <text:p text:style-name="P42"/>
      <text:p text:style-name="P43">Adrenaline: <text:span text:style-name="T21">When </text:span><text:span text:style-name="T22">i</text:span><text:span text:style-name="T21">nitiative is rolled, gain (</text:span><text:span text:style-name="T22">2</text:span><text:span text:style-name="T21">d8) temporary hit points.</text:span></text:p>
      <text:p text:style-name="P43"/>
      <text:p text:style-name="P5">===========================================================</text:p>
      <text:p text:style-name="P43"/>
      <text:p text:style-name="P44">Humanoid Squad, Trained</text:p>
      <text:p text:style-name="P45">Type: <text:span text:style-name="T12">Humanoid(Any), Swarm</text:span></text:p>
      <text:p text:style-name="P46">Size: large(wide)</text:p>
      <text:p text:style-name="P46">Armour Class: 8</text:p>
      <text:p text:style-name="P46">Hit Points: <text:span text:style-name="T23">72</text:span> (8d8)+<text:span text:style-name="T24">32</text:span></text:p>
      <text:p text:style-name="P46">Speed 15</text:p>
      <text:p text:style-name="P46"/>
      <text:p text:style-name="P47">STR: 1<text:span text:style-name="T19">6</text:span> DEX: <text:span text:style-name="T19">8</text:span> CON: 1<text:span text:style-name="T19">8</text:span> INT: <text:span text:style-name="T19">10</text:span> WIS: 1<text:span text:style-name="T15">5</text:span> CHA: <text:span text:style-name="T15">14</text:span></text:p>
      <text:p text:style-name="P46"/>
      <text:p text:style-name="P24">Languages: <text:span text:style-name="T16">Cerik, Raconta, Ardulian, Grek, Ardo, Eema, Mannoc, Kiereroc (chose 1)</text:span></text:p>
      <text:p text:style-name="P46">Challenge: 1</text:p>
      <text:p text:style-name="P46">Manner: mob</text:p>
      <text:p text:style-name="P46">Shadow:</text:p>
      <text:p text:style-name="P5">_______________________________________________________________________</text:p>
      <text:p text:style-name="P48"/>
      <text:p text:style-name="P48">Actions: 1d6 per round <text:span text:style-name="T25">(max 2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Bookman oldstyle" svg:font-family="'Bookman oldstyle'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4T17:49:27.433069016</meta:creation-date>
    <meta:generator>LibreOffice/25.8.4.2$Linux_X86_64 LibreOffice_project/b4745ac8458190fad577081fd7680e5ff9de6e5e</meta:generator>
    <dc:date>2026-02-16T22:39:09.199233843</dc:date>
    <meta:editing-duration>P1DT22M42S</meta:editing-duration>
    <meta:editing-cycles>22</meta:editing-cycles>
    <meta:document-statistic meta:table-count="0" meta:image-count="0" meta:object-count="0" meta:page-count="4" meta:paragraph-count="112" meta:word-count="520" meta:character-count="3667" meta:non-whitespace-character-count="3258"/>
  </office:meta>
</office:document-meta>
</file>